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3">
      <style:text-properties officeooo:paragraph-rsid="00180d5e"/>
    </style:style>
    <style:style style:name="P2" style:family="paragraph" style:parent-style-name="Standard">
      <style:paragraph-properties style:line-height-at-least="0.503cm"/>
      <style:text-properties fo:color="#cccccc" loext:opacity="100%" style:font-name="Consolas" fo:font-size="10.5pt" fo:font-weight="normal" fo:background-color="#1f1f1f"/>
    </style:style>
    <style:style style:name="P3" style:family="paragraph" style:parent-style-name="Standard">
      <style:text-properties fo:color="#cccccc" loext:opacity="100%" style:font-name="Consolas" fo:font-size="10.5pt" fo:font-weight="normal" officeooo:paragraph-rsid="00180d5e" fo:background-color="#1f1f1f"/>
    </style:style>
    <style:style style:name="P4" style:family="paragraph" style:parent-style-name="Standard">
      <style:text-properties fo:color="#cccccc" loext:opacity="100%" style:font-name="Consolas" fo:font-size="10.5pt" style:text-underline-style="solid" style:text-underline-width="auto" style:text-underline-color="font-color" fo:font-weight="normal" officeooo:paragraph-rsid="00180d5e" fo:background-color="#1f1f1f"/>
    </style:style>
    <style:style style:name="P5" style:family="paragraph" style:parent-style-name="Standard">
      <style:paragraph-properties style:line-height-at-least="0.503cm"/>
      <style:text-properties fo:color="#cccccc" loext:opacity="100%" fo:background-color="#1f1f1f"/>
    </style:style>
    <style:style style:name="P6" style:family="paragraph" style:parent-style-name="Standard">
      <style:paragraph-properties style:line-height-at-least="0.503cm"/>
    </style:style>
    <style:style style:name="P7" style:family="paragraph" style:parent-style-name="Text_20_body">
      <style:text-properties style:text-underline-style="none" officeooo:rsid="00180d5e" officeooo:paragraph-rsid="00180d5e"/>
    </style:style>
    <style:style style:name="T1" style:family="text">
      <style:text-properties officeooo:rsid="00180d5e"/>
    </style:style>
    <style:style style:name="T2" style:family="text">
      <style:text-properties style:text-underline-style="solid" style:text-underline-width="auto" style:text-underline-color="font-color"/>
    </style:style>
    <style:style style:name="T3" style:family="text">
      <style:text-properties fo:color="#569cd6" loext:opacity="100%"/>
    </style:style>
    <style:style style:name="T4" style:family="text">
      <style:text-properties fo:color="#569cd6" loext:opacity="100%" style:font-name="Consolas" fo:font-size="10.5pt" fo:font-weight="normal"/>
    </style:style>
    <style:style style:name="T5" style:family="text">
      <style:text-properties fo:color="#4ec9b0" loext:opacity="100%"/>
    </style:style>
    <style:style style:name="T6" style:family="text">
      <style:text-properties fo:color="#4ec9b0" loext:opacity="100%" style:font-name="Consolas" fo:font-size="10.5pt" fo:font-weight="normal"/>
    </style:style>
    <style:style style:name="T7" style:family="text">
      <style:text-properties style:font-name="Consolas" fo:font-size="10.5pt" fo:font-weight="normal"/>
    </style:style>
    <style:style style:name="T8" style:family="text">
      <style:text-properties fo:color="#9cdcfe" loext:opacity="100%" style:font-name="Consolas" fo:font-size="10.5pt" fo:font-weight="normal"/>
    </style:style>
    <style:style style:name="T9" style:family="text">
      <style:text-properties fo:color="#d4d4d4" loext:opacity="100%" style:font-name="Consolas" fo:font-size="10.5pt" fo:font-weight="normal"/>
    </style:style>
    <style:style style:name="T10" style:family="text">
      <style:text-properties fo:color="#ce9178" loext:opacity="100%" style:font-name="Consolas" fo:font-size="10.5pt" fo:font-weight="normal"/>
    </style:style>
    <style:style style:name="T11" style:family="text">
      <style:text-properties fo:color="#dcdcaa" loext:opacity="100%" style:font-name="Consolas" fo:font-size="10.5pt" fo:font-weight="normal"/>
    </style:style>
    <style:style style:name="T12" style:family="text">
      <style:text-properties fo:color="#c586c0" loext:opacity="100%" style:font-name="Consolas" fo:font-size="10.5pt" fo:font-weight="normal"/>
    </style:style>
    <style:style style:name="T13" style:family="text">
      <style:text-properties fo:color="#b5cea8" loext:opacity="100%" style:font-name="Consolas" fo:font-size="10.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eaning of Abstraction:</text:h>
      <text:p text:style-name="Text_20_body">Abstraction in programming is the practice of hiding complex details and showing only the essential features of an object or system. It simplifies interactions by allowing users to work with high-level concepts without needing to understand the underlying complexity.</text:p>
      <text:h text:style-name="Heading_20_3" text:outline-level="3">Benefit of Abstraction:</text:h>
      <text:p text:style-name="Text_20_body"><text:span text:style-name="Strong_20_Emphasis">Simplification</text:span> is the main benefit. Abstraction reduces complexity, making the code easier to understand, maintain, and extend. It also enhances reusability and helps focus on core functionality.</text:p>
      <text:h text:style-name="Heading_20_3" text:outline-level="3">Application of Abstraction:</text:h>
      <text:p text:style-name="Text_20_body">In object-oriented programming, abstraction can be seen in classes or interfaces. For example, a <text:span text:style-name="Source_20_Text">Button</text:span> class abstracts the complexities of rendering and detecting clicks, allowing you to interact with the button easily.</text:p>
      <text:h text:style-name="P1" text:outline-level="3"><text:span text:style-name="T1">Code Example</text:span>:</text:h>
      <text:p text:style-name="P3"><text:span text:style-name="T3">class</text:span> <text:span text:style-name="T5">PromptGenerator</text:span>{</text:p>
      <text:p text:style-name="P5">    <text:span text:style-name="T4">public</text:span><text:span text:style-name="T7"> </text:span><text:span text:style-name="T6">List</text:span><text:span text:style-name="T7">&lt;</text:span><text:span text:style-name="T4">string</text:span><text:span text:style-name="T7">&gt; </text:span><text:span text:style-name="T8">prompts</text:span><text:span text:style-name="T7">  </text:span><text:span text:style-name="T9">=</text:span><text:span text:style-name="T7">[</text:span><text:span text:style-name="T10">"Who was the most interesting person I interacted with today?"</text:span><text:span text:style-name="T7">,</text:span><text:span text:style-name="T10">"What was the best part of my day?"</text:span><text:span text:style-name="T7">,</text:span><text:span text:style-name="T10">"How did I see the hand of the Lord in my life today?"</text:span><text:span text:style-name="T7">,</text:span><text:span text:style-name="T10">"What was the strongest emotion I felt today?"</text:span><text:span text:style-name="T7">,</text:span><text:span text:style-name="T10">"If I had one thing I could do over today, what would it be?"</text:span><text:span text:style-name="T7">];</text:span></text:p>
      <text:p text:style-name="P5">                        </text:p>
      <text:p text:style-name="P6"/>
      <text:p text:style-name="P5">    <text:span text:style-name="T4">public</text:span><text:span text:style-name="T7"> </text:span><text:span text:style-name="T4">string</text:span><text:span text:style-name="T7"> </text:span><text:span text:style-name="T11">GetRandomPrompt</text:span><text:span text:style-name="T7">(){</text:span></text:p>
      <text:p text:style-name="P5">        <text:span text:style-name="T6">Random</text:span><text:span text:style-name="T7"> </text:span><text:span text:style-name="T8">rand</text:span><text:span text:style-name="T7"> </text:span><text:span text:style-name="T9">=</text:span><text:span text:style-name="T7"> </text:span><text:span text:style-name="T4">new</text:span><text:span text:style-name="T7"> </text:span><text:span text:style-name="T6">Random</text:span><text:span text:style-name="T7">();</text:span></text:p>
      <text:p text:style-name="P5">        <text:span text:style-name="T12">return</text:span><text:span text:style-name="T7"> </text:span><text:span text:style-name="T8">prompts</text:span><text:span text:style-name="T7">[</text:span><text:span text:style-name="T8">rand</text:span><text:span text:style-name="T9">.</text:span><text:span text:style-name="T11">Next</text:span><text:span text:style-name="T7">(</text:span><text:span text:style-name="T13">0</text:span><text:span text:style-name="T7">, </text:span><text:span text:style-name="T8">prompts</text:span><text:span text:style-name="T9">.</text:span><text:span text:style-name="T8">Count</text:span><text:span text:style-name="T7">)];</text:span></text:p>
      <text:p text:style-name="P5">    <text:span text:style-name="T7">}</text:span></text:p>
      <text:p text:style-name="P2">}</text:p>
      <text:p text:style-name="P4"/>
      <text:p text:style-name="P2"/>
      <text:p text:style-name="P7">in the prove of this week, one class i had to make was the PromptGenerator, which allowed me to get random prompts without thinking about how it is do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19:26:44.869000000</meta:creation-date>
    <dc:date>2024-10-02T19:36:47.270000000</dc:date>
    <meta:editing-duration>PT10M3S</meta:editing-duration>
    <meta:editing-cycles>1</meta:editing-cycles>
    <meta:document-statistic meta:table-count="0" meta:image-count="0" meta:object-count="0" meta:page-count="1" meta:paragraph-count="16" meta:word-count="205" meta:character-count="1395" meta:non-whitespace-character-count="1152"/>
    <meta:generator>LibreOffice/7.5.3.2$Windows_X86_64 LibreOffice_project/9f56dff12ba03b9acd7730a5a481eea045e468f3</meta:generator>
  </office:meta>
</office:document-meta>
</file>